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000000" draw:marker-start-width="0.275cm" draw:marker-end-width="0.27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17" style:family="graphic" style:parent-style-name="standard">
      <style:graphic-properties svg:stroke-width="0cm" svg:stroke-color="#000000" draw:marker-start-width="0.125cm" draw:marker-end-width="0.125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Fine_20_Dashed"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1.652cm" fo:min-width="2.60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fill="none" draw:fill-color="#ffffff" fo:min-height="1.419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cm" svg:stroke-color="#000000" draw:fill="none" draw:fill-color="#ffffff" fo:min-height="0.6cm"/>
    </style:style>
    <style:style style:name="gr26" style:family="graphic" style:parent-style-name="standard">
      <style:graphic-properties draw:stroke="none" svg:stroke-width="0cm" svg:stroke-color="#000000" draw:fill="none" draw:fill-color="#ffffff" fo:min-height="1.1cm"/>
    </style:style>
    <style:style style:name="gr27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fo:min-height="1.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none" draw:fill-color="#ffffff" fo:min-height="2.3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gr34" style:family="graphic" style:parent-style-name="standard">
      <style:graphic-properties svg:stroke-width="0cm" svg:stroke-color="#ffffff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objectwithoutfill">
      <style:graphic-properties svg:stroke-width="0cm" svg:stroke-color="#000000" draw:marker-start-width="0.05cm" draw:marker-end-width="0.05cm" draw:fill="solid" draw:fill-color="#9900ff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666666"/>
    </style:style>
    <style:style style:name="P7" style:family="paragraph">
      <style:paragraph-properties fo:text-align="center"/>
      <style:text-properties fo:color="#666666" fo:font-size="12pt" style:font-size-asian="12pt" style:font-size-complex="12pt"/>
    </style:style>
    <style:style style:name="P8" style:family="paragraph">
      <style:text-properties fo:color="#666666" fo:font-size="12pt" style:font-size-asian="12pt" style:font-size-complex="12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>
      <style:text-properties fo:color="#000000"/>
    </style:style>
    <style:style style:name="P12" style:family="paragraph">
      <style:text-properties fo:color="#000000"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color="#666666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3.982cm" svg:y="3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4cm" svg:x2="19cm" svg:y2="4cm">
            <text:p/>
          </draw:line>
          <draw:g>
            <draw:custom-shape draw:style-name="gr3" draw:text-style-name="P1" draw:layer="layout" svg:width="1.9cm" svg:height="0.5cm" svg:x="16.7cm" svg:y="3.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7.3cm" svg:y1="3.7cm" svg:x2="17.3cm" svg:y2="3.2cm">
              <text:p/>
            </draw:line>
            <draw:line draw:style-name="gr2" draw:text-style-name="P1" draw:layer="layout" svg:x1="18cm" svg:y1="3.7cm" svg:x2="18cm" svg:y2="3.2cm">
              <text:p/>
            </draw:line>
          </draw:g>
          <draw:line draw:style-name="gr4" draw:text-style-name="P1" draw:layer="layout" svg:x1="18.1cm" svg:y1="3.3cm" svg:x2="18.5cm" svg:y2="3.6cm">
            <text:p/>
          </draw:line>
          <draw:line draw:style-name="gr4" draw:text-style-name="P1" draw:layer="layout" svg:x1="18.1cm" svg:y1="3.6cm" svg:x2="18.5cm" svg:y2="3.3cm">
            <text:p/>
          </draw:line>
          <draw:line draw:style-name="gr5" draw:text-style-name="P1" draw:layer="layout" svg:x1="16.8cm" svg:y1="3.6cm" svg:x2="17.2cm" svg:y2="3.6cm">
            <text:p/>
          </draw:line>
          <draw:custom-shape draw:style-name="gr6" draw:text-style-name="P1" draw:layer="layout" svg:width="0.5cm" svg:height="0.3cm" svg:x="17.4cm" svg:y="3.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4.2cm" svg:y="3.3cm">
            <draw:text-box>
              <text:p text:style-name="P2"><text:s/>Stock Management Interface</text:p>
            </draw:text-box>
          </draw:frame>
        </draw:g>
        <draw:custom-shape draw:style-name="gr8" draw:text-style-name="P1" draw:layer="layout" svg:width="3.1cm" svg:height="9.9cm" svg:x="15.9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0.5cm" svg:x="16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1" draw:layer="layout" svg:width="0.225cm" svg:height="0.184cm" svg:x="16.374cm" svg:y="5.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1" draw:text-style-name="P1" draw:layer="layout" svg:x1="16.425cm" svg:y1="5.361cm" svg:x2="16.3cm" svg:y2="5.499cm">
            <text:p/>
          </draw:line>
        </draw:g>
        <draw:g>
          <draw:custom-shape draw:style-name="gr12" draw:text-style-name="P1" draw:layer="layout" svg:width="2.8cm" svg:height="0.9cm" svg:x="16.2cm" svg:y="6.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7.1cm" svg:y1="6.4cm" svg:x2="17.1cm" svg:y2="7.3cm">
            <text:p/>
          </draw:line>
        </draw:g>
        <draw:g>
          <draw:custom-shape draw:style-name="gr12" draw:text-style-name="P1" draw:layer="layout" svg:width="2.8cm" svg:height="0.9cm" svg:x="16.2cm" svg:y="8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7.1cm" svg:y1="8cm" svg:x2="17.1cm" svg:y2="8.9cm">
            <text:p/>
          </draw:line>
        </draw:g>
        <draw:g>
          <draw:custom-shape draw:style-name="gr12" draw:text-style-name="P1" draw:layer="layout" svg:width="2.8cm" svg:height="0.9cm" svg:x="16.2cm" svg:y="9.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7.1cm" svg:y1="9.7cm" svg:x2="17.1cm" svg:y2="10.6cm">
            <text:p/>
          </draw:line>
        </draw:g>
        <draw:g>
          <draw:custom-shape draw:style-name="gr12" draw:text-style-name="P1" draw:layer="layout" svg:width="2.8cm" svg:height="0.9cm" svg:x="16.2cm" svg:y="11.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7.1cm" svg:y1="11.4cm" svg:x2="17.1cm" svg:y2="12.3cm">
            <text:p/>
          </draw:line>
        </draw:g>
        <draw:g>
          <draw:custom-shape draw:style-name="gr12" draw:text-style-name="P1" draw:layer="layout" svg:width="2.8cm" svg:height="0.9cm" svg:x="16.2cm" svg:y="1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7.1cm" svg:y1="13cm" svg:x2="17.1cm" svg:y2="13.9cm">
            <text:p/>
          </draw:line>
        </draw:g>
        <draw:custom-shape draw:style-name="gr14" draw:text-style-name="P1" draw:layer="layout" svg:width="6.7cm" svg:height="1.6cm" svg:x="20.6cm" svg:y="4.9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2.7cm" svg:y1="4.9cm" svg:x2="22.7cm" svg:y2="6.5cm">
          <text:p/>
        </draw:line>
        <draw:frame draw:style-name="gr15" draw:text-style-name="P3" draw:layer="layout" svg:width="2.017cm" svg:height="1.249cm" svg:x="20.6cm" svg:y="5.151cm">
          <draw:text-box>
            <text:p text:style-name="P1"><text:span text:style-name="T1">Product</text:span></text:p>
            <text:p text:style-name="P1"><text:span text:style-name="T1">Image</text:span></text:p>
          </draw:text-box>
        </draw:frame>
        <draw:frame draw:style-name="gr16" draw:text-style-name="P4" draw:layer="layout" svg:width="3.7cm" svg:height="1.1cm" svg:x="23.2cm" svg:y="5.3cm">
          <draw:text-box>
            <text:p text:style-name="P4"><text:span text:style-name="T1">Product Name</text:span></text:p>
          </draw:text-box>
        </draw:frame>
        <draw:custom-shape draw:style-name="gr14" draw:text-style-name="P1" draw:layer="layout" svg:width="6.7cm" svg:height="1.6cm" svg:x="20.6cm" svg:y="7.4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2.7cm" svg:y1="7.4cm" svg:x2="22.7cm" svg:y2="9cm">
          <text:p/>
        </draw:line>
        <draw:frame draw:style-name="gr15" draw:text-style-name="P3" draw:layer="layout" svg:width="2.017cm" svg:height="1.249cm" svg:x="20.6cm" svg:y="7.651cm">
          <draw:text-box>
            <text:p text:style-name="P1"><text:span text:style-name="T1">Product</text:span></text:p>
            <text:p text:style-name="P1"><text:span text:style-name="T1">Image</text:span></text:p>
          </draw:text-box>
        </draw:frame>
        <draw:frame draw:style-name="gr16" draw:text-style-name="P4" draw:layer="layout" svg:width="3.7cm" svg:height="1.1cm" svg:x="23.2cm" svg:y="7.8cm">
          <draw:text-box>
            <text:p text:style-name="P4"><text:span text:style-name="T1">Product Name</text:span></text:p>
          </draw:text-box>
        </draw:frame>
        <draw:custom-shape draw:style-name="gr17" draw:text-style-name="P1" draw:layer="layout" svg:width="3.6cm" svg:height="1.379cm" svg:x="21.5cm" svg:y="8.321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779cm" svg:height="0.619cm" svg:x="21.421cm" svg:y="8.381cm">
          <draw:text-box>
            <text:p text:style-name="P5"><text:span text:style-name="T2">Edit Product Data</text:span></text:p>
          </draw:text-box>
        </draw:frame>
        <draw:line draw:style-name="gr18" draw:text-style-name="P1" draw:layer="layout" svg:x1="21.7cm" svg:y1="9cm" svg:x2="25.1cm" svg:y2="9cm">
          <text:p/>
        </draw:line>
        <draw:frame draw:style-name="gr19" draw:text-style-name="P5" draw:layer="layout" svg:width="2.6cm" svg:height="0.8cm" svg:x="21.5cm" svg:y="9cm">
          <draw:text-box>
            <text:p text:style-name="P5"><text:span text:style-name="T2">Manage Stock</text:span></text:p>
          </draw:text-box>
        </draw:frame>
        <draw:custom-shape draw:style-name="gr14" draw:text-style-name="P1" draw:layer="layout" svg:width="10.469cm" svg:height="2.5cm" svg:x="4.7cm" svg:y="5.3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081cm" svg:y1="5.3cm" svg:x2="8.081cm" svg:y2="7.8cm">
          <text:p/>
        </draw:line>
        <draw:frame draw:style-name="gr20" draw:text-style-name="P7" draw:layer="layout" svg:width="3.152cm" svg:height="1.952cm" svg:x="5.3cm" svg:y="5.992cm">
          <draw:text-box>
            <text:p text:style-name="P6"><text:span text:style-name="T3">Product</text:span></text:p>
            <text:p text:style-name="P6"><text:span text:style-name="T3">Image</text:span></text:p>
          </draw:text-box>
        </draw:frame>
        <draw:frame draw:style-name="gr21" draw:text-style-name="P8" draw:layer="layout" svg:width="5.781cm" svg:height="1.719cm" svg:x="10.063cm" svg:y="6.125cm">
          <draw:text-box>
            <text:p text:style-name="P8"><text:span text:style-name="T3">Product Name</text:span></text:p>
          </draw:text-box>
        </draw:frame>
        <draw:custom-shape draw:style-name="gr22" draw:text-style-name="P1" draw:layer="layout" svg:width="3.8cm" svg:height="10.6cm" svg:x="15.6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0.5cm" svg:height="0.7cm" svg:x="4.6cm" svg:y="9.1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3.216cm" svg:height="0.725cm" svg:x="4.903cm" svg:y="8.159cm">
          <draw:text-box>
            <text:p text:style-name="P9"><text:span text:style-name="T4">Current Stock:</text:span></text:p>
          </draw:text-box>
        </draw:frame>
        <draw:custom-shape draw:style-name="gr8" draw:text-style-name="P1" draw:layer="layout" svg:width="10.5cm" svg:height="0.7cm" svg:x="4.6cm" svg:y="10.2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1.6cm" svg:y1="9.1cm" svg:x2="11.6cm" svg:y2="9.8cm">
          <text:p/>
        </draw:line>
        <draw:line draw:style-name="gr24" draw:text-style-name="P1" draw:layer="layout" svg:x1="11.6cm" svg:y1="10.2cm" svg:x2="11.6cm" svg:y2="10.9cm">
          <text:p/>
        </draw:line>
        <draw:frame draw:style-name="gr23" draw:text-style-name="P12" draw:layer="layout" svg:width="3.364cm" svg:height="0.725cm" svg:x="5.9cm" svg:y="9.1cm">
          <draw:text-box>
            <text:p text:style-name="P11"><text:span text:style-name="T5">Location Name</text:span></text:p>
          </draw:text-box>
        </draw:frame>
        <draw:frame draw:style-name="gr23" draw:text-style-name="P12" draw:layer="layout" svg:width="3.364cm" svg:height="0.725cm" svg:x="5.9cm" svg:y="10.201cm">
          <draw:text-box>
            <text:p text:style-name="P11"><text:span text:style-name="T5">Location Name</text:span></text:p>
          </draw:text-box>
        </draw:frame>
        <draw:frame draw:style-name="gr25" draw:text-style-name="P12" draw:layer="layout" svg:width="3.4cm" svg:height="0.85cm" svg:x="12.2cm" svg:y="9.1cm">
          <draw:text-box>
            <text:p text:style-name="P12"><text:span text:style-name="T5">Stock</text:span></text:p>
          </draw:text-box>
        </draw:frame>
        <draw:frame draw:style-name="gr25" draw:text-style-name="P12" draw:layer="layout" svg:width="3.4cm" svg:height="0.85cm" svg:x="12.2cm" svg:y="10.2cm">
          <draw:text-box>
            <text:p text:style-name="P12"><text:span text:style-name="T5">Stock</text:span></text:p>
          </draw:text-box>
        </draw:frame>
        <draw:frame draw:style-name="gr26" draw:text-style-name="P10" draw:layer="layout" svg:width="4.3cm" svg:height="1.35cm" svg:x="4.9cm" svg:y="11.5cm">
          <draw:text-box>
            <text:p text:style-name="P10"><text:span text:style-name="T4">Predicted Stock:</text:span></text:p>
          </draw:text-box>
        </draw:frame>
        <draw:custom-shape draw:style-name="gr8" draw:text-style-name="P1" draw:layer="layout" svg:width="10.5cm" svg:height="2.2cm" svg:x="4.6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4.6cm" svg:y1="13.4cm" svg:x2="15.1cm" svg:y2="13.4cm">
          <text:p/>
        </draw:line>
        <draw:line draw:style-name="gr27" draw:text-style-name="P1" draw:layer="layout" svg:x1="7.1cm" svg:y1="12.4cm" svg:x2="7.1cm" svg:y2="14.6cm">
          <text:p/>
        </draw:line>
        <draw:line draw:style-name="gr27" draw:text-style-name="P1" draw:layer="layout" svg:x1="9.6cm" svg:y1="12.4cm" svg:x2="9.6cm" svg:y2="14.6cm">
          <text:p/>
        </draw:line>
        <draw:frame draw:style-name="gr28" draw:text-style-name="P13" draw:layer="layout" svg:width="2.3cm" svg:height="0.906cm" svg:x="5cm" svg:y="12.4cm">
          <draw:text-box>
            <text:p text:style-name="P13"><text:span text:style-name="T6">Date</text:span></text:p>
          </draw:text-box>
        </draw:frame>
        <draw:frame draw:style-name="gr28" draw:text-style-name="P13" draw:layer="layout" svg:width="2.3cm" svg:height="0.906cm" svg:x="7.5cm" svg:y="12.4cm">
          <draw:text-box>
            <text:p text:style-name="P13"><text:span text:style-name="T6">Date</text:span></text:p>
          </draw:text-box>
        </draw:frame>
        <draw:frame draw:style-name="gr28" draw:text-style-name="P13" draw:layer="layout" svg:width="2.3cm" svg:height="0.906cm" svg:x="10.1cm" svg:y="12.4cm">
          <draw:text-box>
            <text:p text:style-name="P13"><text:span text:style-name="T6">Date</text:span></text:p>
          </draw:text-box>
        </draw:frame>
        <draw:frame draw:style-name="gr29" draw:text-style-name="P4" draw:layer="layout" svg:width="3.1cm" svg:height="1.299cm" svg:x="4.5cm" svg:y="13.3cm">
          <draw:text-box>
            <text:p text:style-name="P4"><text:span text:style-name="T1">Final Stock That Month</text:span></text:p>
          </draw:text-box>
        </draw:frame>
        <draw:frame draw:style-name="gr29" draw:text-style-name="P4" draw:layer="layout" svg:width="3.1cm" svg:height="1.299cm" svg:x="7cm" svg:y="13.3cm">
          <draw:text-box>
            <text:p text:style-name="P4"><text:span text:style-name="T1">Final Stock That Month</text:span></text:p>
          </draw:text-box>
        </draw:frame>
        <draw:frame draw:style-name="gr29" draw:text-style-name="P4" draw:layer="layout" svg:width="3.1cm" svg:height="1.299cm" svg:x="9.5cm" svg:y="13.3cm">
          <draw:text-box>
            <text:p text:style-name="P4"><text:span text:style-name="T1">Final Stock That Month</text:span></text:p>
          </draw:text-box>
        </draw:frame>
        <draw:line draw:style-name="gr27" draw:text-style-name="P1" draw:layer="layout" svg:x1="12.1cm" svg:y1="12.4cm" svg:x2="12.1cm" svg:y2="14.6cm">
          <text:p/>
        </draw:line>
        <draw:frame draw:style-name="gr28" draw:text-style-name="P13" draw:layer="layout" svg:width="3.4cm" svg:height="0.906cm" svg:x="12cm" svg:y="12.4cm">
          <draw:text-box>
            <text:p text:style-name="P13"><text:span text:style-name="T6">Future Date</text:span></text:p>
          </draw:text-box>
        </draw:frame>
        <draw:frame draw:style-name="gr30" draw:text-style-name="P3" draw:layer="layout" svg:width="2.9cm" svg:height="1.85cm" svg:x="12.2cm" svg:y="13.25cm">
          <draw:text-box>
            <text:p text:style-name="P3"><text:span text:style-name="T1">Predicted Stock</text:span></text:p>
          </draw:text-box>
        </draw:frame>
        <draw:custom-shape draw:style-name="gr31" draw:text-style-name="P3" draw:layer="layout" svg:width="8.8cm" svg:height="1.2cm" svg:x="4.6cm" svg:y="15.2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4.5cm" svg:height="2.65cm" svg:x="4.5cm" svg:y="15.05cm">
          <draw:text-box>
            <text:p text:style-name="P13"><text:span text:style-name="T6">Stock Required For Next Month:</text:span></text:p>
          </draw:text-box>
        </draw:frame>
        <draw:line draw:style-name="gr27" draw:text-style-name="P1" draw:layer="layout" svg:x1="8.6cm" svg:y1="15.2cm" svg:x2="8.6cm" svg:y2="16.4cm">
          <text:p/>
        </draw:line>
        <draw:frame draw:style-name="gr33" draw:text-style-name="P14" draw:layer="layout" svg:width="6.6cm" svg:height="1.05cm" svg:x="8.9cm" svg:y="15.3cm">
          <draw:text-box>
            <text:p text:style-name="P14"><text:span text:style-name="T7">Required Stock</text:span></text:p>
          </draw:text-box>
        </draw:frame>
        <draw:g>
          <draw:custom-shape draw:style-name="gr34" draw:text-style-name="P1" draw:layer="layout" svg:width="0.575cm" svg:height="0.044cm" draw:transform="skewX (-0.0226892802759263) rotate (-1.26641090524709) translate (25.099cm 8.5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" draw:layer="layout" svg:x1="24.988cm" svg:y1="8.4cm" svg:x2="24.988cm" svg:y2="8.935cm">
            <text:p/>
          </draw:line>
          <draw:line draw:style-name="gr35" draw:text-style-name="P1" draw:layer="layout" svg:x1="24.988cm" svg:y1="8.4cm" svg:x2="25.4cm" svg:y2="8.812cm">
            <text:p/>
          </draw:line>
          <draw:line draw:style-name="gr35" draw:text-style-name="P1" draw:layer="layout" svg:x1="25.194cm" svg:y1="8.812cm" svg:x2="25.4cm" svg:y2="8.812cm">
            <text:p/>
          </draw:line>
          <draw:line draw:style-name="gr35" draw:text-style-name="P1" draw:layer="layout" svg:x1="24.988cm" svg:y1="8.936cm" svg:x2="25.153cm" svg:y2="8.812cm">
            <text:p/>
          </draw:line>
          <draw:line draw:style-name="gr35" draw:text-style-name="P1" draw:layer="layout" svg:x1="25.153cm" svg:y1="8.812cm" svg:x2="25.235cm" svg:y2="9.1cm">
            <text:p/>
          </draw:line>
          <draw:line draw:style-name="gr35" draw:text-style-name="P1" draw:layer="layout" svg:x1="25.194cm" svg:y1="8.812cm" svg:x2="25.276cm" svg:y2="9.059cm">
            <text:p/>
          </draw:line>
          <draw:line draw:style-name="gr35" draw:text-style-name="P1" draw:layer="layout" svg:x1="25.235cm" svg:y1="9.1cm" svg:x2="25.276cm" svg:y2="9.059cm">
            <text:p/>
          </draw:line>
          <draw:custom-shape draw:style-name="gr34" draw:text-style-name="P1" draw:layer="layout" svg:width="0.351cm" svg:height="0.366cm" svg:x="25.003cm" svg:y="8.42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2T00:14:49.519000000</dc:date>
    <meta:editing-duration>PT6M20S</meta:editing-duration>
    <meta:editing-cycles>1</meta:editing-cycles>
    <meta:generator>LibreOffice/4.2.6.3$Windows_x86 LibreOffice_project/3fd416d4c6db7d3204c17ce57a1d70f6e531ee21</meta:generator>
    <meta:document-statistic meta:object-count="86"/>
  </office:meta>
</office:document-meta>
</file>